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51cm"/>
    </style:style>
    <style:style style:name="Tabla1.D" style:family="table-column">
      <style:table-column-properties style:column-width="2.014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00e9f7" officeooo:paragraph-rsid="0000e9f7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0e9f7" officeooo:paragraph-rsid="0000e9f7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Heading_20_1">
      <style:text-properties fo:font-size="12pt" style:font-size-asian="12pt"/>
    </style:style>
    <style:style style:name="P12" style:family="paragraph" style:parent-style-name="Heading_20_1">
      <style:text-properties fo:font-size="12pt" fo:font-weight="normal" style:font-size-asian="12pt" style:font-weight-asian="normal"/>
    </style:style>
    <style:style style:name="P13" style:family="paragraph" style:parent-style-name="Heading_20_3">
      <style:text-properties officeooo:rsid="00008d8e" officeooo:paragraph-rsid="00008d8e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0279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1" text:outline-level="1">Actor</text:h>
          </table:table-cell>
          <table:table-cell table:style-name="Tabla1.B1" table:number-columns-spanned="4" office:value-type="string">
            <text:h text:style-name="P13" text:outline-level="3">Emplead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6">Conocimientos de administración de 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6">Administrador: <text:span text:style-name="T3">Obtiene el horario de trabajo así como la llegada de paquetes.</text:span></text:p>
            <text:p text:style-name="P6">Cliente: <text:span text:style-name="T3">Interactúan cuando </text:span></text:p>
            <text:p text:style-name="P6">Repartidor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9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7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7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7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6:21:26.248485150</dc:date>
    <meta:editing-cycles>6</meta:editing-cycles>
    <meta:editing-duration>PT15M17S</meta:editing-duration>
    <meta:generator>LibreOffice/5.1.6.2$Linux_X86_64 LibreOffice_project/10m0$Build-2</meta:generator>
    <meta:document-statistic meta:table-count="3" meta:image-count="0" meta:object-count="0" meta:page-count="1" meta:paragraph-count="24" meta:word-count="90" meta:character-count="617" meta:non-whitespace-character-count="548"/>
  </office:meta>
</office:document-meta>
</file>